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22cm"/>
    </style:style>
    <style:style style:name="co2" style:family="table-column">
      <style:table-column-properties fo:break-before="auto" style:column-width="3.614cm"/>
    </style:style>
    <style:style style:name="co3" style:family="table-column">
      <style:table-column-properties fo:break-before="auto" style:column-width="2.602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Movi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ttend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bylon</text:p>
          </table:table-cell>
          <table:table-cell table:style-name="ce1" office:value-type="date" office:date-value="2023-04-18" calcext:value-type="date">
            <text:p>18.04.2023</text:p>
          </table:table-cell>
          <table:table-cell table:formula="of:=INT(RAND()*100)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ang der Flusskrebse</text:p>
          </table:table-cell>
          <table:table-cell table:style-name="ce1" office:value-type="date" office:date-value="2023-04-19" calcext:value-type="date">
            <text:p>19.04.2023</text:p>
          </table:table-cell>
          <table:table-cell table:formula="of:=INT(RAND()*100)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neak</text:p>
          </table:table-cell>
          <table:table-cell table:style-name="ce1" office:value-type="date" office:date-value="2023-04-25" calcext:value-type="date">
            <text:p>25.04.2023</text:p>
          </table:table-cell>
          <table:table-cell table:formula="of:=INT(RAND()*100)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Story Won't Die</text:p>
          </table:table-cell>
          <table:table-cell table:style-name="ce1" office:value-type="date" office:date-value="2023-04-26" calcext:value-type="date">
            <text:p>26.04.2023</text:p>
          </table:table-cell>
          <table:table-cell table:formula="of:=INT(RAND()*100)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mes of the Future</text:p>
          </table:table-cell>
          <table:table-cell table:style-name="ce1" office:value-type="date" office:date-value="2023-05-02" calcext:value-type="date">
            <text:p>02.05.2023</text:p>
          </table:table-cell>
          <table:table-cell table:formula="of:=INT(RAND()*100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de</text:p>
          </table:table-cell>
          <table:table-cell table:style-name="ce1" office:value-type="date" office:date-value="2023-05-03" calcext:value-type="date">
            <text:p>03.05.2023</text:p>
          </table:table-cell>
          <table:table-cell table:formula="of:=INT(RAND()*100)" office:value-type="float" office:value="15" calcext:value-type="float">
            <text:p>15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 calcext:value-type="string">
            <text:p>Das Glücksrad</text:p>
          </table:table-cell>
          <table:table-cell table:style-name="ce1" office:value-type="date" office:date-value="2023-05-09" calcext:value-type="date">
            <text:p>09.05.2023</text:p>
          </table:table-cell>
          <table:table-cell table:formula="of:=INT(RAND()*100)" office:value-type="float" office:value="27" calcext:value-type="float">
            <text:p>27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 calcext:value-type="string">
            <text:p>Alle reden übers Wetter</text:p>
          </table:table-cell>
          <table:table-cell table:style-name="ce1" office:value-type="date" office:date-value="2023-05-10" calcext:value-type="date">
            <text:p>10.05.2023</text:p>
          </table:table-cell>
          <table:table-cell table:formula="of:=INT(RAND()*100)" office:value-type="float" office:value="92" calcext:value-type="float">
            <text:p>92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 calcext:value-type="string">
            <text:p>Inception</text:p>
          </table:table-cell>
          <table:table-cell table:style-name="ce1" office:value-type="date" office:date-value="2023-05-16" calcext:value-type="date">
            <text:p>16.05.2023</text:p>
          </table:table-cell>
          <table:table-cell table:formula="of:=INT(RAND()*100)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ly Spider</text:p>
          </table:table-cell>
          <table:table-cell table:style-name="ce1" office:value-type="date" office:date-value="2023-05-17" calcext:value-type="date">
            <text:p>17.05.2023</text:p>
          </table:table-cell>
          <table:table-cell table:formula="of:=INT(RAND()*100)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 Heilige Berg</text:p>
          </table:table-cell>
          <table:table-cell table:style-name="ce1" office:value-type="date" office:date-value="2023-05-23" calcext:value-type="date">
            <text:p>23.05.2023</text:p>
          </table:table-cell>
          <table:table-cell table:formula="of:=INT(RAND()*100)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Truman Show</text:p>
          </table:table-cell>
          <table:table-cell table:style-name="ce1" office:value-type="date" office:date-value="2023-05-24" calcext:value-type="date">
            <text:p>24.05.2023</text:p>
          </table:table-cell>
          <table:table-cell table:formula="of:=INT(RAND()*100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turn to Seoul</text:p>
          </table:table-cell>
          <table:table-cell table:style-name="ce1" office:value-type="date" office:date-value="2023-06-06" calcext:value-type="date">
            <text:p>06.06.2023</text:p>
          </table:table-cell>
          <table:table-cell table:formula="of:=INT(RAND()*100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 Westen Nichts Neues</text:p>
          </table:table-cell>
          <table:table-cell table:style-name="ce1" office:value-type="date" office:date-value="2023-06-07" calcext:value-type="date">
            <text:p>07.06.2023</text:p>
          </table:table-cell>
          <table:table-cell table:formula="of:=INT(RAND()*100)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imals</text:p>
          </table:table-cell>
          <table:table-cell table:style-name="ce1" office:value-type="date" office:date-value="2023-06-13" calcext:value-type="date">
            <text:p>13.06.2023</text:p>
          </table:table-cell>
          <table:table-cell table:formula="of:=INT(RAND()*100)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ly &amp; Nadine</text:p>
          </table:table-cell>
          <table:table-cell table:style-name="ce1" office:value-type="date" office:date-value="2023-06-14" calcext:value-type="date">
            <text:p>14.06.2023</text:p>
          </table:table-cell>
          <table:table-cell table:formula="of:=INT(RAND()*100)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neak</text:p>
          </table:table-cell>
          <table:table-cell table:style-name="ce1" office:value-type="date" office:date-value="2023-06-20" calcext:value-type="date">
            <text:p>20.06.2023</text:p>
          </table:table-cell>
          <table:table-cell table:formula="of:=INT(RAND()*100)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 Sommer mit Anais</text:p>
          </table:table-cell>
          <table:table-cell table:style-name="ce1" office:value-type="date" office:date-value="2023-06-21" calcext:value-type="date">
            <text:p>21.06.2023</text:p>
          </table:table-cell>
          <table:table-cell table:formula="of:=INT(RAND()*100)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sun</text:p>
          </table:table-cell>
          <table:table-cell table:style-name="ce1" office:value-type="date" office:date-value="2023-06-27" calcext:value-type="date">
            <text:p>27.06.2023</text:p>
          </table:table-cell>
          <table:table-cell table:formula="of:=INT(RAND()*100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 Jane</text:p>
          </table:table-cell>
          <table:table-cell table:style-name="ce1" office:value-type="date" office:date-value="2023-06-28" calcext:value-type="date">
            <text:p>28.06.2023</text:p>
          </table:table-cell>
          <table:table-cell table:formula="of:=INT(RAND()*100)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ision to leave</text:p>
          </table:table-cell>
          <table:table-cell table:style-name="ce1" office:value-type="date" office:date-value="2023-07-04" calcext:value-type="date">
            <text:p>04.07.2023</text:p>
          </table:table-cell>
          <table:table-cell table:formula="of:=INT(RAND()*100)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kars Kleid</text:p>
          </table:table-cell>
          <table:table-cell table:style-name="ce1" office:value-type="date" office:date-value="2023-07-05" calcext:value-type="date">
            <text:p>05.07.2023</text:p>
          </table:table-cell>
          <table:table-cell table:formula="of:=INT(RAND()*100)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 Time ein Film über kinderfreies Leben und Erwartungen an Mütter</text:p>
          </table:table-cell>
          <table:table-cell table:style-name="ce1" office:value-type="date" office:date-value="2023-07-11" calcext:value-type="date">
            <text:p>11.07.2023</text:p>
          </table:table-cell>
          <table:table-cell table:formula="of:=INT(RAND()*100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 God</text:p>
          </table:table-cell>
          <table:table-cell table:style-name="ce1" office:value-type="date" office:date-value="2023-07-12" calcext:value-type="date">
            <text:p>12.07.2023</text:p>
          </table:table-cell>
          <table:table-cell table:formula="of:=INT(RAND()*100)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assiker Sneak</text:p>
          </table:table-cell>
          <table:table-cell table:style-name="ce1" office:value-type="date" office:date-value="2023-07-18" calcext:value-type="date">
            <text:p>18.07.2023</text:p>
          </table:table-cell>
          <table:table-cell table:formula="of:=INT(RAND()*100)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O</text:p>
          </table:table-cell>
          <table:table-cell table:style-name="ce1" office:value-type="date" office:date-value="2023-07-19" calcext:value-type="date">
            <text:p>19.07.2023</text:p>
          </table:table-cell>
          <table:table-cell table:formula="of:=INT(RAND()*100)" office:value-type="float" office:value="90" calcext:value-type="float">
            <text:p>90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ik Schmidt</meta:initial-creator>
    <dc:creator>Erik Schmidt</dc:creator>
    <meta:creation-date>2023-05-25T16:23:42</meta:creation-date>
    <dc:date>2023-05-25T17:38:07</dc:date>
    <meta:editing-duration>P0D</meta:editing-duration>
    <meta:generator>LibreOffice/7.3.7.2$Linux_X86_64 LibreOffice_project/30$Build-2</meta:generator>
    <meta:document-statistic meta:table-count="1" meta:cell-count="81" meta:object-count="0"/>
    <meta:user-defined meta:name="AppVersion">16.0300</meta:user-defined>
  </office:meta>
</office:document-meta>
</file>